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67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3" style:family="paragraph" style:parent-style-name="Standard">
      <style:text-properties officeooo:paragraph-rsid="016a829a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a829a" fo:background-color="transparent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a829a" fo:background-color="transparent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16a829a" style:font-size-asian="8pt" style:font-weight-asian="bold" style:font-name-complex="Lucida Sans" style:font-size-complex="8pt" style:font-weight-complex="bold"/>
    </style:style>
    <style:style style:name="P79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8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6a829a" fo:background-color="transparent" style:font-size-asian="9pt" style:font-weight-asian="normal" style:font-name-complex="Lucida Sans" style:font-size-complex="9pt" style:font-weight-complex="normal"/>
    </style:style>
    <style:style style:name="P82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a829a" fo:background-color="transparent" style:font-size-asian="9pt" style:font-weight-asian="normal" style:font-name-complex="Lucida Sans" style:font-size-complex="9pt" style:font-weight-complex="normal"/>
    </style:style>
    <style:style style:name="P83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0854325"/>
    </style:style>
    <style:style style:name="T71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2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/>
            </table:table-cell>
          </table:table-row>
          <table:table-row table:style-name="Table2.2">
            <table:table-cell table:style-name="Table2.A2" office:value-type="string">
              <text:p text:style-name="MP59"/>
            </table:table-cell>
          </table:table-row>
          <table:table-row table:style-name="Table2.3">
            <table:table-cell table:style-name="Table2.A2" office:value-type="string">
              <text:p text:style-name="MP60"><draw:frame draw:style-name="Mfr3" draw:name="image: asimage(o.afip_qr_code_img,size_x=100,size_y=100)" text:anchor-type="paragraph" svg:x="0.0236in" svg:y="0in" svg:width="2.5055in" draw:z-index="2"><draw:text-box fo:min-height="0.2929in"><text:p text:style-name="MP61">QR code</text:p></draw:text-box></draw:frame><text:span text:style-name="MT70">CAE: </text:span><text:span text:style-name="MT70"><text:placeholder text:placeholder-type="text">&lt;o.afip_cae&gt;</text:placeholder></text:span></text:p>
              <text:p text:style-name="MP62"><text:span text:style-name="MT70">Fecha Vto. CAE: </text:span><text:span text:style-name="MT70"><text:placeholder text:placeholder-type="text">&lt;formatLang(o.afip_cae_due,date=True)&gt;</text:placeholder></text:span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23T19:01:16.594048723</dc:date>
    <meta:editing-duration>P3DT4H12M55S</meta:editing-duration>
    <meta:editing-cycles>559</meta:editing-cycles>
    <meta:generator>LibreOffice/6.0.7.3$Linux_X86_64 LibreOffice_project/00m0$Build-3</meta:generator>
    <meta:document-statistic meta:table-count="7" meta:image-count="0" meta:object-count="0" meta:page-count="1" meta:paragraph-count="82" meta:word-count="421" meta:character-count="2521" meta:non-whitespace-character-count="2347"/>
  </office:meta>
</office:document-meta>
</file>